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Grande UI" svg:font-family="'.Lucida Grande UI'" style:font-family-generic="swiss"/>
    <style:font-face style:name="Cousine" svg:font-family="Cousine"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Cousine" fo:font-size="10pt" style:font-size-asian="10pt" style:font-size-complex="10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3">
      <style:text-properties fo:font-weight="normal" style:font-weight-asian="normal" style:font-weight-complex="normal"/>
    </style:style>
    <style:style style:name="P5" style:family="paragraph" style:parent-style-name="Standard" style:list-style-name="L4">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Cousine"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Motivation and Goals</text:p>
      <text:p text:style-name="P3"/>
      <text:p text:style-name="P3">This document describes how a reference immutability system could interact with Scala-specific language features. Compared with Java, Scala offers considerably greater degree of flexibility in the structure of programs, while simultaneously maintaining a strong typing discipline. The combination of flexibility and strong discipline results in an increase in type system complexity. The primary goals of this work are to show how reference immutability (RI) could be reasonably implemented as a system of type qualifier annotations, method annotations, and field annotations in Scala; and how such a system could be flexibly used to indicate that certain methods are free of observable side effects (i.e., method <text:span text:style-name="T3">purity</text:span><text:span text:style-name="T4">).</text:span></text:p>
      <text:p text:style-name="P3"/>
      <text:p text:style-name="P3"><text:tab/>To be considered acceptable, the proposed RI system should not:</text:p>
      <text:list xml:id="list7132311681065863018" text:style-name="L3">
        <text:list-item>
          <text:p text:style-name="P4">impose any constraints that would prevent any unannotated program from compiling; or</text:p>
        </text:list-item>
        <text:list-item>
          <text:p text:style-name="P4">change the semantics of any program (that is, the addition or deletion of RI annotations should not change program meaning).</text:p>
        </text:list-item>
      </text:list>
      <text:p text:style-name="P3"/>
      <text:p text:style-name="P3"><text:tab/>The proposed RI system should:</text:p>
      <text:list xml:id="list2792321473435039885" text:style-name="L4">
        <text:list-item>
          <text:p text:style-name="P5">enforce correctness with respect to reference immutability – specifically, no violation of the @readonly constraint should be silently accepted (i.e., any possible violation must be noted by an explicit annotation or type-cast, or otherwise cause an error or warning);</text:p>
        </text:list-item>
        <text:list-item>
          <text:p text:style-name="P5">account for Scala-specific language features, e.g. type bounds, type co(ntra)-variance, synthetic accessor methods, nested methods, and anonymous function classes;</text:p>
        </text:list-item>
        <text:list-item>
          <text:p text:style-name="P5">allow method purity to be defined in terms of reference immutability (cf. ReIm);</text:p>
        </text:list-item>
        <text:list-item>
          <text:p text:style-name="P5">not require substantial changes to program structure to prove method purity;</text:p>
        </text:list-item>
        <text:list-item>
          <text:p text:style-name="P5">not require large numbers of annotations to be added in a single build cycle (i.e., avoidance of issues similar to the “const-hell” problem in C++).</text:p>
        </text:list-item>
      </text:list>
      <text:p text:style-name="P3"/>
      <text:p text:style-name="P2">1. Type Bounds</text:p>
      <text:p text:style-name="Standard"/>
      <text:p text:style-name="Standard"><text:tab/>The Scala language makes extensive use of abstract types. In Scala, every abstract type is understood as having an <text:span text:style-name="T3">upper bound</text:span><text:span text:style-name="T4"> and a </text:span><text:span text:style-name="T3">lower bound</text:span><text:span text:style-name="T4">. A </text:span><text:span text:style-name="T3">type refinement</text:span><text:span text:style-name="T4"> occurs wherever the bounds of an abstract type are narrowed. Generally, an abstract type can be instantiated only to a type that is between the upper bound and lower bound in the class hierarchy.</text:span></text:p>
      <text:p text:style-name="Standard"><text:tab/>The bottommost type in Scala is Nothing, and the topmost type is Any. Where the bounds of a type are not specified, the lower and upper bounds default to Nothing and Any. For example, the following trait List contains an abstract type member T:</text:p>
      <text:p text:style-name="Standard"/>
      <text:p text:style-name="Standard"><text:span text:style-name="T2"><text:s text:c="2"/>trait List[T] { ... } // is equivalent to:</text:span></text:p>
      <text:p text:style-name="P1"><text:s text:c="2"/>trait List[T &gt;: Nothing &lt;: Any] { ... } <text:s/>// explicit type-bound notation</text:p>
      <text:p text:style-name="Standard"/>
      <text:p text:style-name="Standard"><text:tab/>To support reference immutability, each abstract type has upper and lower <text:span text:style-name="T3">mutability bounds</text:span><text:span text:style-name="T4"> in addition to upper and lower type bounds. The topmost mutability is @readonly, and the bottommost mutability is @mutable. The type bound notation can be easily extended to support mutability bounds as well. For example:</text:span></text:p>
      <text:p text:style-name="Standard"><text:span text:style-name="T4"/></text:p>
      <text:p text:style-name="P1"><text:s text:c="2"/>trait List[T &gt;: Nothing @mutable] { ... } <text:s/>// lower bound is @mutable</text:p>
      <text:p text:style-name="P1"><text:s text:c="2"/>trait List[T &lt;: Any @readonly] { ... } <text:s text:c="4"/>// upper bound is @readonly</text:p>
      <text:p text:style-name="P1"><text:s text:c="2"/>trait List[T &gt;: Nothing @mutable &lt;: Any @readonly] { ... } <text:s/>// both bounds</text:p>
      <text:p text:style-name="Standard"><text:span text:style-name="T4"/></text:p>
      <text:p text:style-name="Standard"><text:span text:style-name="T4"><text:tab/>The default upper bound is @readonly where an upper type bound is not specified; the default </text:span><text:soft-page-break/><text:span text:style-name="T4">lower bound is @mutable. Where a type bound is specified without a mutability annotation, the mutability bound is the same as the mutability of the specified type. The default mutability of every named class or trait is @mutable. For example:</text:span></text:p>
      <text:p text:style-name="Standard"><text:span text:style-name="T4"/></text:p>
      <text:p text:style-name="P1"><text:s text:c="2"/>trait List[T &lt;: Any @mutable] { ... } <text:s text:c="2"/>// upper bound @mutable</text:p>
      <text:p text:style-name="P1"><text:s text:c="2"/>trait List[T &lt;: Any] { ... } <text:s text:c="11"/>// upper bound @mutable</text:p>
      <text:p text:style-name="P1"><text:s text:c="2"/>trait List[T] { ... } <text:s text:c="18"/>// upper bound @readonly</text:p>
      <text:p text:style-name="P1"><text:s text:c="2"/>trait List[T &lt;: Any @readonly] { ... } <text:s/>// upper bound @readonly</text:p>
      <text:p text:style-name="P1"><text:span text:style-name="T4"/></text:p>
      <text:p text:style-name="Standard"><text:span text:style-name="T4"><text:tab/>Type refinements may narrow (but cannot expand) an abstract type's mutability bounds. For example, a list of @mutable elements cannot be refined to a list of @readonly elements, and vice versa:</text:span></text:p>
      <text:p text:style-name="Standard"><text:span text:style-name="T4"/></text:p>
      <text:p text:style-name="P1"><text:s text:c="2"/>trait ListOfMutable[T &gt;: Nothing @mutable &lt;: Any @mutable] { ... }</text:p>
      <text:p text:style-name="P1"><text:s text:c="2"/>trait ListOfReadonly[T &gt;: Nothing @readonly &lt;: Any @readonly] { ... }</text:p>
      <text:p text:style-name="P1"/>
      <text:p text:style-name="P1"><text:s text:c="2"/>trait DerivedList1[U &lt;: Any @mutable] <text:s/>extends ListOfMutable[U] <text:s text:c="5"/>// OK</text:p>
      <text:p text:style-name="P1"><text:s text:c="2"/>trait DerivedList2[U &lt;: Any @readonly] extends ListOfMutable[U] <text:s text:c="5"/>// error</text:p>
      <text:p text:style-name="P1"><text:s text:c="2"/>trait DerivedList3[U &gt;: Nothing @mutable] <text:s/>extends ListOfReadonly[U] // error</text:p>
      <text:p text:style-name="P1"><text:s text:c="2"/>trait DerivedList4[U &gt;: Nothing @readonly] extends ListOfReadonly[U] // OK</text:p>
      <text:p text:style-name="P1"><text:span text:style-name="T4"/></text:p>
      <text:p text:style-name="Standard"/>
      <text:p text:style-name="P2">2. Covariance and Contravariance</text:p>
      <text:p text:style-name="P2"/>
      <text:p text:style-name="Standard"><text:tab/>Covariance and contravariance allow flexible subtyping relationships among classes with type members. Scala enforces certain restrictions on the use of variant types: covariant types cannot be used for public method parameters or assignable public fields, and contravariant types cannot be used for public method results or public fields. The notation +T indicates covariance of type T, and -T indicates contravariance of type T. Mutability checks should allow for covariance and contravariance; for example, if a list of @readonly elements has a covariant element type, then it should be considered a supertype of a list of @mutable elements.</text:p>
      <text:p text:style-name="Standard"/>
      <text:p text:style-name="Standard"/>
      <text:p text:style-name="Standard"><text:span text:style-name="T1">3. Receiver Adaptation and Accessor Methods</text:span></text:p>
      <text:p text:style-name="Standard"/>
      <text:p text:style-name="Standard"><text:tab/>An <text:span text:style-name="T3">accessor method</text:span><text:span text:style-name="T4"> may return some element of the receiver's locality, but cannot mutate any element of the receiver's locality. A </text:span><text:span text:style-name="T3">synthetic accessor method</text:span><text:span text:style-name="T4"> may be created automatically by the compiler to represent a field read operation. Every synthetic accessor method is parameterless and pure. Synthetic accessor methods may override, and be overridden by, user-defined accessor methods.</text:span></text:p>
      <text:p text:style-name="Standard"><text:span text:style-name="T4"><text:tab/>The conditions required to allow an accessor method override are: the overriding and overridden methods must have the same name, they must be parameterless, and they must have compatible result types. For example:</text:span></text:p>
      <text:p text:style-name="Standard"/>
      <text:p text:style-name="P1"><text:s text:c="2"/>class C[T] {</text:p>
      <text:p text:style-name="P1"><text:s text:c="4"/>def field1: T = ...</text:p>
      <text:p text:style-name="P1"><text:s text:c="4"/>def field2(): T = ...</text:p>
      <text:p text:style-name="P1"><text:s text:c="2"/>}</text:p>
      <text:p text:style-name="P1"><text:s text:c="2"/>class D[U] extends C[U] {</text:p>
      <text:p text:style-name="P1"><text:s text:c="4"/>override val field1: U = ... <text:s text:c="2"/>// synthetic accessor overrides method field1</text:p>
      <text:p text:style-name="P1"><text:s text:c="4"/>override val field2: U = ... <text:s text:c="2"/>// synthetic accessor overrides method field2</text:p>
      <text:p text:style-name="P1"><text:s text:c="2"/>}</text:p>
      <text:p text:style-name="P1"><text:s text:c="2"/>class E[V] extends D[V] {</text:p>
      <text:p text:style-name="P1"><text:s text:c="4"/>override def field1(): V = ... // user method overrides synthetic accessor</text:p>
      <text:p text:style-name="P1"><text:s text:c="4"/>override def field2: V = ... <text:s text:c="2"/>// user method overrides synthetic accessor</text:p>
      <text:p text:style-name="P1"><text:s text:c="2"/>}</text:p>
      <text:p text:style-name="Standard"><text:soft-page-break/></text:p>
      <text:p text:style-name="Standard"><text:tab/>Unfortunately, correct implementation of transitive mutability requires three pieces of information the stock compiler (no extra plugins enabled) does not readily provide: first, whether a user method may be overridden by a synthetic accessor (thereby possibly returning an element of the receiver's locality when called); second, whether a user method is impure (thereby possibly modifying an element of the receiver's locality when called); and whether a synthetic accessor may be overridden by a user method (thereby possibly modifying an element of the receiver's locality when called).</text:p>
      <text:p text:style-name="Standard"><text:tab/>More unfortunately, to preserve backward compatibility with unannotated source code, the augmented compiler (with the mutability plugin enabled) cannot generally prevent impure methods from overriding synthetic accessors. One approach is to assume that any synthetic accessor may be so overridden unless the field definition is somehow annotated – but such an approach would likely result in an unacceptable loss of precision (since a simple field read could result in arbitrary mutations), or otherwise result in a large annotation burden (since nearly every field would need to be annotated so as to disallow arbitrary overrides). A second approach is to issue a warning whenever an impure method overrides synthetic accessor – a warning would inform the programmer of a possible soundness problem without disrupting legacy code.</text:p>
      <text:p text:style-name="Standard"><text:tab/>Furthermore, if a synthetic accessor overrides an unannotated non-synthetic method, there could be a correctness violation because the synthetic accessor is viewpoint-adapted, but the non-synthetic method is not. One approach is to generate a warning whenever such an override occurs. Another approach is to make parameterless methods viewpoint-adapted by default, and generate warnings where those methods attempt to mutate the receiver's locality.</text:p>
      <text:p text:style-name="Standard"><text:tab/>The result of an accessor method must be viewpoint-adapted with the receiver. The viewpoint-adaptation operation for accessors works as follows: the resulting mutability of an accessor method call is the least upper bound of: the receiver's mutability at the call site, and the accessor's declared mutability. For example:</text:p>
      <text:p text:style-name="Standard"/>
      <text:p text:style-name="P1"><text:s text:c="2"/>class D[U] {</text:p>
      <text:p text:style-name="P1"><text:s text:c="4"/>val field1: U = ... <text:s text:c="11"/>// mutability bound &gt;: @mutable &lt;: @readonly</text:p>
      <text:p text:style-name="P1"><text:s text:c="4"/>val field2: U @mutable = ... <text:s text:c="2"/>// mutability bound &gt;: @mutable &lt;: @mutable</text:p>
      <text:p text:style-name="P1"><text:s text:c="4"/>val field3: U @readonly = ... <text:s/>// mutability bound &gt;: @readonly &lt;: @readonly</text:p>
      <text:p text:style-name="P1"><text:s text:c="2"/>}</text:p>
      <text:p text:style-name="P1"><text:s text:c="2"/>val md: D[V] @mutable = ...</text:p>
      <text:p text:style-name="P1"><text:s text:c="2"/>val rd: D[V] @readonly = ...</text:p>
      <text:p text:style-name="P1"><text:s text:c="2"/>md.field1 <text:s text:c="2"/>// result is the mutability of V</text:p>
      <text:p text:style-name="P1"><text:s text:c="2"/>md.field2 <text:s text:c="2"/>// result is @mutable</text:p>
      <text:p text:style-name="P1"><text:s text:c="2"/>md.field3 <text:s text:c="2"/>// result is @readonly</text:p>
      <text:p text:style-name="P1"><text:s text:c="2"/>rd.field1 <text:s text:c="2"/>// result is @readonly</text:p>
      <text:p text:style-name="P1"><text:s text:c="2"/>rd.field2 <text:s text:c="2"/>// result is @readonly</text:p>
      <text:p text:style-name="P1"><text:s text:c="2"/>rd.field3 <text:s text:c="2"/>// result is @readonly</text:p>
      <text:p text:style-name="Standard"/>
      <text:p text:style-name="Standard"><text:tab/>The @accessor annotation causes the result of a method to be viewpoint-adapted to its receiver. For correctness, an accessor method must assume an upper bound of @readonly for the receiver. It is not necessary for @accessor to imply @pure (although it may not be uncommon for methods to be both @pure and @accessor). Synthetic accessors are by default @pure and @accessor.</text:p>
      <text:p text:style-name="Standard"><text:tab/>Revisiting an example from above, adding the following @accessor and @pure annotations would convert unannotated-code correctness warnings into errors:</text:p>
      <text:p text:style-name="P1"><text:span text:style-name="T2"/></text:p>
      <text:p text:style-name="P1"><text:s text:c="2"/>class C[T] {</text:p>
      <text:p text:style-name="P1"><text:s text:c="4"/>@accessor def field1: T = ...</text:p>
      <text:p text:style-name="P1"><text:s text:c="4"/>@accessor def field2(): T = ...</text:p>
      <text:p text:style-name="P1"><text:s text:c="2"/>}</text:p>
      <text:p text:style-name="P1"><text:s text:c="2"/>class D[U] extends C[U] {</text:p>
      <text:p text:style-name="P1"><text:s text:c="4"/>override val field1: U = ... <text:s text:c="2"/>// synthetic accessor: @pure and @accessor</text:p>
      <text:p text:style-name="P1"><text:soft-page-break/><text:s text:c="4"/>override val field2: U = ... <text:s text:c="2"/>// synthetic accessor: @pure and @accessor</text:p>
      <text:p text:style-name="P1"><text:s text:c="2"/>}</text:p>
      <text:p text:style-name="P1"><text:s text:c="2"/>class E[V] extends D[V] {</text:p>
      <text:p text:style-name="P1"><text:s text:c="4"/>@pure override def field1(): V = ...</text:p>
      <text:p text:style-name="P1"><text:s text:c="4"/>@pure override def field2: V = ...</text:p>
      <text:p text:style-name="P1"><text:s text:c="2"/>}</text:p>
      <text:p text:style-name="Standard"><text:tab/></text:p>
      <text:p text:style-name="Standard"><text:tab/>The @accessor methods in class C must have viewpoint-adapted results, but do not necessarily need to be pure. The @pure methods in class E must be side-effect free, but do not necessarily need to have viewpoint-adapted results. One way to understand these requirements is to recall that method results are covariant, but parameters are contravariant. It is always acceptable to override a @readonly result with a @mutable result, but not the reverse; it is always acceptable to override a viewpoint-adapted result with an unadapted result (provided the unadapted results are compatible), but not the reverse. In contrast, it is always acceptable to override a @mutable parameter with a @readonly parameter, but not the reverse; since @pure implies that all inputs are upper-bounded by @readonly, it is always acceptable to override an impure method with a pure method, but not the reverse.</text:p>
      <text:p text:style-name="Standard"/>
      <text:p text:style-name="Standard"><text:span text:style-name="T1">4. Selectively Disabling Receiver Adaptation</text:span></text:p>
      <text:p text:style-name="Standard"/>
      <text:p text:style-name="Standard"><text:tab/>There are times where the automatic viewpoint adaptation of accessor methods causes inflexibility. For example, without allowing an exception to automatic viewpoint adaptation, it is not possible to retrieve a @mutable element reference from a @readonly collection reference – since the element reference is a field of the collection object, it must be retrieved by means of an accessor; and since accessors are always viewpoint-adapted, the @mutable element reference is always viewpoint-adapted to @readonly when retrieved.</text:p>
      <text:p text:style-name="Standard"><text:tab/>The @nonrep (or <text:span text:style-name="T3">non-representation</text:span><text:span text:style-name="T4">) annotation indicates that a field should not be considered part of the object's representation (i.e., the object's locality). @nonrep disables viewpoint adaptation for the field. The default here is the opposite of JPure's default: JPure assumes all fields are non-local unless annotated @local; here, all fields are assumed local unless annotated @nonrep.</text:span></text:p>
      <text:p text:style-name="Standard"><text:span text:style-name="T4"><text:tab/>The @nonrep annotation, when applied to a method, indicates that the method may return a reference to a non-local object. Since the object is non-local, its mutability is not viewpoint-adapted with the receiver. With respect to overriding, @nonrep is the inverse of @accessor; @nonrep methods cannot be overridden by accessor methods (synthetic or non-synthetic). Furthermore, @nonrep does not require the receiver to be upper-bounded @readonly.</text:span></text:p>
      <text:p text:style-name="Standard"><text:span text:style-name="T4"><text:tab/>Use of the @nonrep annotation allows a more flexible, but still type-correct, List:</text:span></text:p>
      <text:p text:style-name="Standard"/>
      <text:p text:style-name="P1"><text:s text:c="2"/>trait List[T] {</text:p>
      <text:p text:style-name="P1"><text:s text:c="4"/>@nonrep def head: T <text:s text:c="10"/>// head's result IS NOT part of a List</text:p>
      <text:p text:style-name="P1"><text:s text:c="4"/>@accessor def tail: List[T] <text:s text:c="2"/>// tail's result IS part of a List</text:p>
      <text:p text:style-name="P1"><text:s text:c="2"/>}</text:p>
      <text:p text:style-name="P1"><text:s text:c="2"/>class ImplementedList[U](</text:p>
      <text:p text:style-name="P1"><text:s text:c="6"/>@nonrep override val head: U, <text:s text:c="2"/>// override of head requires @nonrep</text:p>
      <text:p text:style-name="P1"><text:s text:c="6"/>override val tail: U) <text:s text:c="10"/>// no annotation required</text:p>
      <text:p text:style-name="P1"><text:s text:c="4"/>extends AbstractList[U]</text:p>
      <text:p text:style-name="P1"><text:s text:c="2"/>{ ... }</text:p>
      <text:p text:style-name="Standard"><text:span text:style-name="T4"/></text:p>
      <text:p text:style-name="Standard"><text:span text:style-name="T4"><text:tab/>Generally, a @nonrep method cannot return the result of an accessor method (or by implication, a local field). For example, if the ImplementedList class above were to include additional accessor and @nonrep methods:</text:span></text:p>
      <text:p text:style-name="P1"/>
      <text:p text:style-name="P1"><text:s text:c="2"/>class ImplementedList[U](</text:p>
      <text:p text:style-name="P1"><text:s text:c="6"/>@nonrep override val head: U,</text:p>
      <text:p text:style-name="P1"><text:s text:c="6"/>override val tail: U)</text:p>
      <text:p text:style-name="P1"><text:soft-page-break/><text:s text:c="4"/>extends AbstractList[U]</text:p>
      <text:p text:style-name="P1"><text:s text:c="2"/>{</text:p>
      <text:p text:style-name="P1"><text:s text:c="4"/>@accessor def get1: U = head <text:s/>// OK: unadapted U matches adapted U</text:p>
      <text:p text:style-name="P1"><text:s text:c="4"/>@accessor def get2: U = tail <text:s/>// OK: both adapted</text:p>
      <text:p text:style-name="P1"><text:s text:c="4"/>@nonrep def get3: U = head <text:s text:c="3"/>// OK: both unadapted</text:p>
      <text:p text:style-name="P1"><text:s text:c="4"/>@nonrep def get4: U = tail <text:s text:c="3"/>// error: adapted U does not match unadapted U</text:p>
      <text:p text:style-name="P1"><text:s text:c="2"/>}</text:p>
      <text:p text:style-name="Standard"><text:span text:style-name="T4"/></text:p>
      <text:p text:style-name="Standard"><text:span text:style-name="T4"><text:tab/>The default behaviour of a synthetic accessor method is @accessor. One decision that must be made is whether the default behaviour of a parameterless method is @nonrep or also @accessor. The result of this decision will have an effect on both the expected annotation burden and the number and type of correctness warnings that will have to be generated.</text:span></text:p>
      <text:p text:style-name="Standard"><text:span text:style-name="T4"><text:tab/>A @nonrep method may return a local field if the method's result is lower-bound @readonly, either by means of a result-type annotation, e.g.:</text:span></text:p>
      <text:p text:style-name="P1"><text:span text:style-name="T4"/></text:p>
      <text:p text:style-name="P1"><text:s text:c="4"/>@nonrep def get5: U @readonly = tail <text:s/>// OK: adapted U matches @readonly</text:p>
      <text:p text:style-name="Standard"><text:span text:style-name="T4"/></text:p>
      <text:p text:style-name="Standard"><text:span text:style-name="T4">or by declaring the generic result type to be lower-bounded by @readonly:</text:span></text:p>
      <text:p text:style-name="P1"><text:span text:style-name="T4"/></text:p>
      <text:p text:style-name="P1"><text:s text:c="2"/>class ImplementedList[U &gt;: @readonly] ... {</text:p>
      <text:p text:style-name="P1"><text:s text:c="4"/>...</text:p>
      <text:p text:style-name="P1"><text:s text:c="4"/>@nonrep def get4: U = tail <text:s/>// OK: adapted U matches lower-bound @readonly</text:p>
      <text:p text:style-name="P1"><text:s text:c="2"/>}</text:p>
      <text:p text:style-name="P1"><text:span text:style-name="T4"/></text:p>
      <text:p text:style-name="Standard"><text:tab/>It is possible to violate method purity through incautious use of @nonrep. The presence of @nonrep serves as a kind of self-documentation that a possible purity violation could occur if the programmer is not careful.</text:p>
      <text:p text:style-name="Standard"/>
      <text:p text:style-name="P2">5. Nested Methods</text:p>
      <text:p text:style-name="Standard"/>
      <text:p text:style-name="Standard"><text:tab/>Methods can be nested. Inner methods can mutate the local variables of their enclosing outer methods. For example:</text:p>
      <text:p text:style-name="Standard"/>
      <text:p text:style-name="P1"><text:s text:c="2"/>def outer() = {</text:p>
      <text:p text:style-name="P1"><text:s text:c="4"/>var v = ...</text:p>
      <text:p text:style-name="P1"><text:s text:c="4"/>def inner() = {</text:p>
      <text:p text:style-name="P1"><text:s text:c="6"/>v = ...</text:p>
      <text:p text:style-name="P1"><text:s text:c="4"/>}</text:p>
      <text:p text:style-name="P1"><text:s text:c="4"/>...</text:p>
      <text:p text:style-name="P1"><text:s text:c="2"/>}</text:p>
      <text:p text:style-name="Standard"/>
      <text:p text:style-name="Standard"><text:tab/>The inner method may be understood as having a <text:span text:style-name="T4">local reference to each variable, object, and package in its lexically-scoped environment. The exact mechanics of how the inner method obtains these references are outside the scope of the current discussion. For the current discussion, it is sufficient to say that if a method is able (through some mechanism) to obtain a local reference to a variable, object, or package, then that method can also determine the mutability of that reference. The mutability of a method's local reference to a local variable of that same method is always @mutable, since a method is always allowed to mutate its own local variables.</text:span></text:p>
      <text:p text:style-name="Standard"><text:span text:style-name="T4"><text:tab/>If a method is @pure, then all local references to variables in the method's environment are upper-bound @readonly.</text:span></text:p>
      <text:p text:style-name="Standard"><text:tab/>Pure outer methods remain pure even when calling inner methods that mutate the outer method's local variables. However, if an inner method mutates a field or variable that is lexically scoped outside of the outer method, then the outer method is no longer pure. In general and by default, all accesses that are forbidden to an outer method are also forbidden to its inner methods. For example:</text:p>
      <text:p text:style-name="Standard"><text:soft-page-break/></text:p>
      <text:p text:style-name="P1"><text:s text:c="2"/>var u = ...</text:p>
      <text:p text:style-name="P1"><text:s text:c="2"/>@pure def outer() = {</text:p>
      <text:p text:style-name="P1"><text:s text:c="4"/>var v = ...</text:p>
      <text:p text:style-name="P1"><text:s text:c="4"/>def inner() = {</text:p>
      <text:p text:style-name="P1"><text:s text:c="6"/>v = ... <text:s text:c="7"/>// OK: local reference to v is @mutable</text:p>
      <text:p text:style-name="P1"><text:s text:c="6"/>u = ... <text:s text:c="7"/>// error: local reference to u is upper-bound @readonly</text:p>
      <text:p text:style-name="P1"><text:s text:c="4"/>}</text:p>
      <text:p text:style-name="P1"><text:s text:c="4"/>...</text:p>
      <text:p text:style-name="P1"><text:s text:c="2"/>}</text:p>
      <text:p text:style-name="Standard"/>
      <text:p text:style-name="Standard"><text:tab/>Methods are not necessarily named. Instead of creating a named inner method, the equivalent functionality can be present in an anonymous functional expression:</text:p>
      <text:p text:style-name="Standard"/>
      <text:p text:style-name="P1"><text:s text:c="2"/>@pure def outer() = {</text:p>
      <text:p text:style-name="P1"><text:s text:c="4"/>var v = ...</text:p>
      <text:p text:style-name="P1"><text:s text:c="4"/>val inner = { () =&gt;</text:p>
      <text:p text:style-name="P1"><text:s text:c="6"/>v = ...</text:p>
      <text:p text:style-name="P1"><text:s text:c="4"/>}</text:p>
      <text:p text:style-name="P1"><text:s text:c="4"/>inner()</text:p>
      <text:p text:style-name="P1"><text:s text:c="4"/>...</text:p>
      <text:p text:style-name="P1"><text:s text:c="2"/>}</text:p>
      <text:p text:style-name="Standard"/>
      <text:p text:style-name="Standard">In the foregoing example, the name “inner” is a reference to a synthetic anonymous-function object. The <text:span text:style-name="T2">() =&gt;</text:span> expression immediately inside the opening brace indicates that the code inside the braces should be understood as a function (rather than eagerly-executed code). When the foregoing example is desugared by the compiler, an anonymous object containing a parameterless <text:span text:style-name="T3">apply</text:span><text:span text:style-name="T4"> method is created to execute the function body. The desugaring process creates something like the following (synthetic code is in bold):</text:span></text:p>
      <text:p text:style-name="Standard"><text:span text:style-name="T4"/></text:p>
      <text:p text:style-name="P1"><text:s text:c="2"/>@pure def outer() = {</text:p>
      <text:p text:style-name="P1"><text:s text:c="4"/>var v = ...</text:p>
      <text:p text:style-name="P1"><text:s text:c="4"/><text:span text:style-name="T1">class Anonymous extends (() =&gt; Unit) {</text:span> <text:s/>// class is a 0-parameter function</text:p>
      <text:p text:style-name="P1"><text:s text:c="6"/><text:span text:style-name="T1">def apply(): Unit =</text:span> <text:span text:style-name="T1">{</text:span></text:p>
      <text:p text:style-name="P1"><text:s text:c="8"/>v = ... <text:s text:c="28"/>// apply modifies a variable of outer</text:p>
      <text:p text:style-name="P1"><text:s text:c="6"/><text:span text:style-name="T1">}</text:span></text:p>
      <text:p text:style-name="P1"><text:s text:c="4"/><text:span text:style-name="T1">}</text:span></text:p>
      <text:p text:style-name="P1"><text:s text:c="4"/>val inner = <text:span text:style-name="T1">new Anonymous</text:span> <text:s text:c="14"/>// inner is a function-object reference</text:p>
      <text:p text:style-name="P1"><text:s text:c="4"/>inner<text:span text:style-name="T1">.apply</text:span>() <text:s text:c="26"/>// call to apply is added automatically</text:p>
      <text:p text:style-name="P1"><text:s text:c="4"/>...</text:p>
      <text:p text:style-name="P1"><text:s text:c="2"/>}</text:p>
      <text:p text:style-name="Standard"/>
      <text:p text:style-name="Standard">The type expression <text:span text:style-name="T2">() =&gt; Unit</text:span> indicates a function type with zero parameters and no result<text:span text:style-name="T4">.</text:span></text:p>
      <text:p text:style-name="Standard"><text:tab/>In the example above, the desugaring process has no effect on method purity. Since the variable <text:span text:style-name="T3">inner</text:span><text:span text:style-name="T4"> is known to be of type </text:span><text:span text:style-name="T3">Anonymous</text:span><text:span text:style-name="T4">, and the </text:span><text:span text:style-name="T3">apply</text:span><text:span text:style-name="T4"> method is considered an inner method of </text:span><text:span text:style-name="T3">outer</text:span><text:span text:style-name="T4">, the call to </text:span><text:span text:style-name="T3">apply</text:span><text:span text:style-name="T4"> cannot mutate through any references outside of </text:span><text:span text:style-name="T3">outer</text:span><text:span text:style-name="T4">.</text:span></text:p>
      <text:p text:style-name="Standard"><text:span text:style-name="T4"><text:tab/>However, information about outer-method purity can easily be lost. For example, if the type of variable </text:span><text:span text:style-name="T3">inner</text:span><text:span text:style-name="T4"> is made explicit, a purity violation occurs:</text:span></text:p>
      <text:p text:style-name="Standard"><text:span text:style-name="T4"/></text:p>
      <text:p text:style-name="P1"><text:s text:c="2"/>@pure def outer() = {</text:p>
      <text:p text:style-name="P1"><text:s text:c="4"/>...</text:p>
      <text:p text:style-name="P1"><text:s text:c="4"/>val inner: () =&gt; Unit = <text:span text:style-name="T5">new Anonymous</text:span></text:p>
      <text:p text:style-name="P1"><text:s text:c="4"/>inner<text:span text:style-name="T5">.apply</text:span>() <text:s text:c="26"/>// error: method apply is impure</text:p>
      <text:p text:style-name="P1"><text:s text:c="4"/>...</text:p>
      <text:p text:style-name="P1"><text:s text:c="2"/>}</text:p>
      <text:p text:style-name="Standard"><text:span text:style-name="T4"/></text:p>
      <text:p text:style-name="Standard"><text:soft-page-break/>The type annotation on <text:span text:style-name="T3">inner</text:span><text:span text:style-name="T4"> indicates an arbitrary zero-parameter function – the compiler “forgets” that </text:span><text:span text:style-name="T3">inner</text:span><text:span text:style-name="T4"> can only refer to an object of type </text:span><text:span text:style-name="T3">Anonymous</text:span><text:span text:style-name="T4">.</text:span></text:p>
      <text:p text:style-name="Standard"><text:span text:style-name="T4"/></text:p>
      <text:p text:style-name="Standard"><text:span text:style-name="T4"/></text:p>
      <text:p text:style-name="P2"><text:span text:style-name="T4">6. Call-Site Purity Determination</text:span></text:p>
      <text:p text:style-name="P2"><text:span text:style-name="T4"/></text:p>
      <text:p text:style-name="Standard"><text:span text:style-name="T4"><text:tab/></text:span><text:span text:style-name="T3">Call-site purity</text:span><text:span text:style-name="T4"> is a way of determining the purity of methods that take function objects as parameters. Collection methods like </text:span><text:span text:style-name="T3">filter, map, </text:span><text:span text:style-name="T4">and </text:span><text:span text:style-name="T3">foreach</text:span><text:span text:style-name="T4"> are pure if their arguments are pure. For example:</text:span></text:p>
      <text:p text:style-name="Standard"><text:span text:style-name="T4"/></text:p>
      <text:p text:style-name="P1"><text:s text:c="2"/>@pure def outer(lst: List[U]) = {</text:p>
      <text:p text:style-name="P1"><text:s text:c="4"/>lst.filter({ u: U =&gt; true }) <text:s text:c="3"/>// call to filter is pure here</text:p>
      <text:p text:style-name="P1"><text:s text:c="2"/>}</text:p>
      <text:p text:style-name="Standard"><text:span text:style-name="T4"/></text:p>
      <text:p text:style-name="Standard"><text:span text:style-name="T4">The </text:span><text:span text:style-name="T3">filter</text:span><text:span text:style-name="T4"> method may be defined as follows:</text:span></text:p>
      <text:p text:style-name="P1"><text:span text:style-name="T4"/></text:p>
      <text:p text:style-name="P1"><text:s text:c="2"/>@pure def filter(f: T =&gt; Boolean): List[T] = {</text:p>
      <text:p text:style-name="P1"><text:s text:c="4"/>... f.apply(...) ...</text:p>
      <text:p text:style-name="P1"><text:s text:c="2"/>}</text:p>
      <text:p text:style-name="Standard"><text:span text:style-name="T4"/></text:p>
      <text:p text:style-name="Standard"><text:span text:style-name="T4"><text:tab/>The purity of a method call requires both that a @pure annotation exist on the called method, and that all function-type arguments to that method are pure. More generally, a call to a @pure method has the same degree of purity as the least pure of all its function-type arguments.</text:span></text:p>
      <text:p text:style-name="Standard"><text:span text:style-name="T4"><text:tab/>For call-site purity to work correctly, the </text:span><text:span text:style-name="T3">apply</text:span><text:span text:style-name="T4"> method of a function-type parameter must be considered pure. (Only </text:span><text:span text:style-name="T3">apply</text:span><text:span text:style-name="T4"> methods where the receiver is a method parameter should be assumed pure – no assumptions are made where the receiver is a variable or field.) The assumption of purity does not violate correctness, since all purity-related effects caused by function-type arguments are accounted for at method call sites.</text:span></text:p>
      <text:p text:style-name="Standard"><text:span text:style-name="T4"/></text:p>
      <text:p text:style-name="Standard"/>
      <text:p text:style-name="P2">7. Conclusion</text:p>
      <text:p text:style-name="Standard"/>
      <text:p text:style-name="Standard"><text:tab/>The challenge of constructing a correct and flexible reference-immutability type-annotation system for Scala is non-trivial. Type bounds, type variance, synthetic accessor methods, nested methods, and first-class functions must all be accounted for. In the case of the overriding behaviour of synthetic accessor methods, there was no way to set complete and correct defaults that would allow unannotated code to compile without errors – in this case, correctness errors were downgraded to warnings. To improve flexibility, the @nonrep annotation was introduced. @nonrep indicates that a field references an object that should not be considered local to the field's owner (although a complete ownership system is outside of the scope of this work). Call-site purity determination was introduced to permit purity determination where first-class functions are passed as arguments to methods.</text:p>
      <text:p text:style-name="Standard"/>
      <text:p text:style-name="Standard"/>
      <text:p text:style-name="Standard"/>
      <text:p text:style-name="P2">8.</text:p>
      <text:p text:style-name="P2"><text:span text:style-name="T5"/></text:p>
      <text:p text:style-name="P2"><text:span text:style-name="T5"><text:tab/>The basic reference types are Mutable, Polyread, and Readonly. Polyread types have methods of origin.</text:span></text:p>
      <text:p text:style-name="P2"><text:span text:style-name="T5"/></text:p>
      <text:p text:style-name="P2"><text:span text:style-name="T5"><text:tab/>Viewpoint adaptation </text:span></text:p>
      <text:p text:style-name="P2"><text:span text:style-name="T5"/></text:p>
      <text:p text:style-name="P2"><text:soft-page-break/><text:span text:style-name="T5"><text:tab/>The basic method types are Pure, Polypure, and Impure. Pure and Polypure are always with methods of origin, which indicate the lexical scope at which the purity is assured.</text:span></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Grande UI" svg:font-family="'.Lucida Grande UI'" style:font-family-generic="swiss"/>
    <style:font-face style:name="Cousine" svg:font-family="Cousine"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799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meta:initial-creator>
    <meta:creation-date>2015-02-05T09:46:42</meta:creation-date>
    <dc:date>2015-02-26T18:25:13</dc:date>
    <dc:creator>Jonathan </dc:creator>
    <meta:editing-duration>P21DT7H16M7S</meta:editing-duration>
    <meta:editing-cycles>34</meta:editing-cycles>
    <meta:generator>OpenOffice/4.1.1$Unix OpenOffice.org_project/411m6$Build-9775</meta:generator>
    <meta:document-statistic meta:table-count="0" meta:image-count="0" meta:object-count="0" meta:page-count="8" meta:paragraph-count="185" meta:word-count="3141" meta:character-count="20036"/>
  </office:meta>
</office:document-meta>
</file>